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ggi</text:p>
      <text:p text:style-name="Standard">La festa del Papà è il 19 maggi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Caroselli</meta:initial-creator>
    <meta:creation-date>2022-03-19T16:25:28</meta:creation-date>
    <dc:date>2022-03-19T16:29:23</dc:date>
    <dc:creator>Marco Caroselli</dc:creator>
    <meta:editing-duration>PT3M58S</meta:editing-duration>
    <meta:editing-cycles>2</meta:editing-cycles>
    <meta:generator>OpenOffice/4.1.11$Unix OpenOffice.org_project/4111m1$Build-9808</meta:generator>
    <meta:document-statistic meta:table-count="0" meta:image-count="0" meta:object-count="0" meta:page-count="1" meta:paragraph-count="2" meta:word-count="9" meta:character-count="36"/>
  </office:meta>
</office:document-meta>
</file>